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3465a4"/>
    </style:style>
    <style:style style:name="ce5" style:family="table-cell" style:parent-style-name="Default" style:data-style-name="N121"/>
    <style:style style:name="ce6" style:family="table-cell" style:parent-style-name="Default" style:data-style-name="N121">
      <style:table-cell-properties fo:background-color="#ffbf00"/>
    </style:style>
    <style:style style:name="ce7" style:family="table-cell" style:parent-style-name="Default" style:data-style-name="N121">
      <style:table-cell-properties fo:background-color="transparent"/>
    </style:style>
    <style:style style:name="ce1" style:family="table-cell" style:parent-style-name="Default" style:data-style-name="N3"/>
    <style:style style:name="ce9" style:family="table-cell" style:parent-style-name="Default" style:data-style-name="N121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racked-changes/>
      <table:calculation-settings table:automatic-find-labels="false" table:use-regular-expressions="false" table:use-wildcards="true"/>
      <table:table table:name="q01_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st_ID</text:p>
          </table:table-cell>
          <table:table-cell office:value-type="string" calcext:value-type="string">
            <text:p>4n-64ch-atoa </text:p>
          </table:table-cell>
          <table:table-cell office:value-type="string" calcext:value-type="string">
            <text:p><text:span text:style-name="T1">4n-128ch-atoa</text:span> </text:p>
          </table:table-cell>
          <table:table-cell office:value-type="string" calcext:value-type="string">
            <text:p>8n-64ch-atoa</text:p>
          </table:table-cell>
          <table:table-cell office:value-type="string" calcext:value-type="string">
            <text:p>8n-128ch-atoa</text:p>
          </table:table-cell>
          <table:table-cell office:value-type="string" calcext:value-type="string">
            <text:p>16n-64ch-atoa</text:p>
          </table:table-cell>
          <table:table-cell office:value-type="string" calcext:value-type="string">
            <text:p>16n-128ch-atoa</text:p>
          </table:table-cell>
        </table:table-row>
        <table:table-row table:style-name="ro2">
          <table:table-cell office:value-type="string" calcext:value-type="string">
            <text:p>10-ave</text:p>
          </table:table-cell>
          <table:table-cell table:style-name="ce5" table:formula="of:=SUM([.B10:.B19])/10" office:value-type="float" office:value="0.0016597" calcext:value-type="float">
            <text:p>0.001660</text:p>
          </table:table-cell>
          <table:table-cell table:style-name="ce5" table:formula="of:=SUM([.C10:.C19])/10" office:value-type="float" office:value="0.0016138" calcext:value-type="float">
            <text:p>0.001614</text:p>
          </table:table-cell>
          <table:table-cell table:style-name="ce5" table:formula="of:=SUM([.D10:.D19])/10" office:value-type="float" office:value="0.001848" calcext:value-type="float">
            <text:p>0.001848</text:p>
          </table:table-cell>
          <table:table-cell table:style-name="ce5" table:formula="of:=SUM([.E10:.E19])/10" office:value-type="float" office:value="0.0017854" calcext:value-type="float">
            <text:p>0.001785</text:p>
          </table:table-cell>
          <table:table-cell table:style-name="ce5" table:formula="of:=SUM([.F10:.F19])/10" office:value-type="float" office:value="0.0022989" calcext:value-type="float">
            <text:p>0.002299</text:p>
          </table:table-cell>
          <table:table-cell table:style-name="ce5" table:formula="of:=SUM([.G10:.G19])/10" office:value-type="float" office:value="0.0022601" calcext:value-type="float">
            <text:p>0.002260</text:p>
          </table:table-cell>
        </table:table-row>
        <table:table-row table:style-name="ro2">
          <table:table-cell office:value-type="string" calcext:value-type="string">
            <text:p>20-ave</text:p>
          </table:table-cell>
          <table:table-cell table:style-name="ce5" table:formula="of:=SUM([.B10:.B29])/20" office:value-type="float" office:value="0.00164465" calcext:value-type="float">
            <text:p>0.001645</text:p>
          </table:table-cell>
          <table:table-cell table:style-name="ce5" table:formula="of:=SUM([.C10:.C29])/20" office:value-type="float" office:value="0.0015753" calcext:value-type="float">
            <text:p>0.001575</text:p>
          </table:table-cell>
          <table:table-cell table:style-name="ce5" table:formula="of:=SUM([.D10:.D29])/20" office:value-type="float" office:value="0.000924" calcext:value-type="float">
            <text:p>0.000924</text:p>
          </table:table-cell>
          <table:table-cell table:style-name="ce5" table:formula="of:=SUM([.E10:.E29])/20" office:value-type="float" office:value="0.0008927" calcext:value-type="float">
            <text:p>0.000893</text:p>
          </table:table-cell>
          <table:table-cell table:style-name="ce5" table:formula="of:=SUM([.F10:.F29])/20" office:value-type="float" office:value="0.00114945" calcext:value-type="float">
            <text:p>0.001149</text:p>
          </table:table-cell>
          <table:table-cell table:style-name="ce5" table:formula="of:=SUM([.G10:.G29])/20" office:value-type="float" office:value="0.0022492" calcext:value-type="float">
            <text:p>0.002249</text:p>
          </table:table-cell>
        </table:table-row>
        <table:table-row table:style-name="ro2">
          <table:table-cell office:value-type="string" calcext:value-type="string">
            <text:p>5-ave</text:p>
          </table:table-cell>
          <table:table-cell table:style-name="ce5" table:number-columns-repeated="6"/>
        </table:table-row>
        <table:table-row table:style-name="ro2">
          <table:table-cell/>
          <table:table-cell table:style-name="ce5" office:value-type="string" calcext:value-type="string">
            <text:p>processo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64 char</text:p>
          </table:table-cell>
          <table:table-cell table:style-name="ce5" office:value-type="float" office:value="0" calcext:value-type="float">
            <text:p>0.000000</text:p>
          </table:table-cell>
          <table:table-cell table:style-name="ce5" table:formula="of:=[.B2]" office:value-type="float" office:value="0.0016597" calcext:value-type="float">
            <text:p>0.001660</text:p>
          </table:table-cell>
          <table:table-cell table:style-name="ce5" table:formula="of:=[.D2]" office:value-type="float" office:value="0.001848" calcext:value-type="float">
            <text:p>0.001848</text:p>
          </table:table-cell>
          <table:table-cell table:style-name="ce5" table:formula="of:=[.F2]" office:value-type="float" office:value="0.0022989" calcext:value-type="float">
            <text:p>0.002299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128 char</text:p>
          </table:table-cell>
          <table:table-cell table:style-name="ce5" office:value-type="float" office:value="0" calcext:value-type="float">
            <text:p>0.000000</text:p>
          </table:table-cell>
          <table:table-cell table:style-name="ce5" table:formula="of:=[.C2]" office:value-type="float" office:value="0.0016138" calcext:value-type="float">
            <text:p>0.001614</text:p>
          </table:table-cell>
          <table:table-cell table:style-name="ce5" table:formula="of:=[.E2]" office:value-type="float" office:value="0.0017854" calcext:value-type="float">
            <text:p>0.001785</text:p>
          </table:table-cell>
          <table:table-cell table:style-name="ce5" table:formula="of:=[.G2]" office:value-type="float" office:value="0.0022601" calcext:value-type="float">
            <text:p>0.002260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float" office:value="0.001549" calcext:value-type="float">
            <text:p>0.001549</text:p>
          </table:table-cell>
          <table:table-cell table:style-name="ce5" office:value-type="float" office:value="0.002014" calcext:value-type="float">
            <text:p>0.002014</text:p>
          </table:table-cell>
          <table:table-cell table:style-name="ce5" office:value-type="float" office:value="0.001822" calcext:value-type="float">
            <text:p>0.001822</text:p>
          </table:table-cell>
          <table:table-cell table:style-name="ce5" office:value-type="float" office:value="0.001857" calcext:value-type="float">
            <text:p>0.001857</text:p>
          </table:table-cell>
          <table:table-cell table:style-name="ce5" office:value-type="float" office:value="0.002282" calcext:value-type="float">
            <text:p>0.002282</text:p>
          </table:table-cell>
          <table:table-cell table:style-name="ce5" office:value-type="float" office:value="0.002199" calcext:value-type="float">
            <text:p>0.00219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float" office:value="0.001601" calcext:value-type="float">
            <text:p>0.001601</text:p>
          </table:table-cell>
          <table:table-cell table:style-name="ce5" office:value-type="float" office:value="0.001549" calcext:value-type="float">
            <text:p>0.001549</text:p>
          </table:table-cell>
          <table:table-cell table:style-name="ce5" office:value-type="float" office:value="0.001806" calcext:value-type="float">
            <text:p>0.001806</text:p>
          </table:table-cell>
          <table:table-cell table:style-name="ce5" office:value-type="float" office:value="0.00179" calcext:value-type="float">
            <text:p>0.001790</text:p>
          </table:table-cell>
          <table:table-cell table:style-name="ce5" office:value-type="float" office:value="0.002289" calcext:value-type="float">
            <text:p>0.002289</text:p>
          </table:table-cell>
          <table:table-cell table:style-name="ce5" office:value-type="float" office:value="0.002224" calcext:value-type="float">
            <text:p>0.0022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float" office:value="0.001608" calcext:value-type="float">
            <text:p>0.001608</text:p>
          </table:table-cell>
          <table:table-cell table:style-name="ce5" office:value-type="float" office:value="0.001621" calcext:value-type="float">
            <text:p>0.001621</text:p>
          </table:table-cell>
          <table:table-cell table:style-name="ce5" office:value-type="float" office:value="0.001883" calcext:value-type="float">
            <text:p>0.001883</text:p>
          </table:table-cell>
          <table:table-cell table:style-name="ce5" office:value-type="float" office:value="0.001733" calcext:value-type="float">
            <text:p>0.001733</text:p>
          </table:table-cell>
          <table:table-cell table:style-name="ce5" office:value-type="float" office:value="0.002232" calcext:value-type="float">
            <text:p>0.002232</text:p>
          </table:table-cell>
          <table:table-cell table:style-name="ce5" office:value-type="float" office:value="0.002303" calcext:value-type="float">
            <text:p>0.00230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0.001689" calcext:value-type="float">
            <text:p>0.001689</text:p>
          </table:table-cell>
          <table:table-cell table:style-name="ce5" office:value-type="float" office:value="0.001526" calcext:value-type="float">
            <text:p>0.001526</text:p>
          </table:table-cell>
          <table:table-cell table:style-name="ce5" office:value-type="float" office:value="0.001869" calcext:value-type="float">
            <text:p>0.001869</text:p>
          </table:table-cell>
          <table:table-cell table:style-name="ce5" office:value-type="float" office:value="0.001772" calcext:value-type="float">
            <text:p>0.001772</text:p>
          </table:table-cell>
          <table:table-cell table:style-name="ce5" office:value-type="float" office:value="0.002267" calcext:value-type="float">
            <text:p>0.002267</text:p>
          </table:table-cell>
          <table:table-cell table:style-name="ce5" office:value-type="float" office:value="0.00221" calcext:value-type="float">
            <text:p>0.00221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float" office:value="0.001588" calcext:value-type="float">
            <text:p>0.001588</text:p>
          </table:table-cell>
          <table:table-cell table:style-name="ce5" office:value-type="float" office:value="0.001616" calcext:value-type="float">
            <text:p>0.001616</text:p>
          </table:table-cell>
          <table:table-cell table:style-name="ce5" office:value-type="float" office:value="0.001853" calcext:value-type="float">
            <text:p>0.001853</text:p>
          </table:table-cell>
          <table:table-cell table:style-name="ce5" office:value-type="float" office:value="0.001755" calcext:value-type="float">
            <text:p>0.001755</text:p>
          </table:table-cell>
          <table:table-cell table:style-name="ce5" office:value-type="float" office:value="0.002316" calcext:value-type="float">
            <text:p>0.002316</text:p>
          </table:table-cell>
          <table:table-cell table:style-name="ce5" office:value-type="float" office:value="0.002398" calcext:value-type="float">
            <text:p>0.00239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float" office:value="0.001662" calcext:value-type="float">
            <text:p>0.001662</text:p>
          </table:table-cell>
          <table:table-cell table:style-name="ce5" office:value-type="float" office:value="0.001529" calcext:value-type="float">
            <text:p>0.001529</text:p>
          </table:table-cell>
          <table:table-cell table:style-name="ce5" office:value-type="float" office:value="0.00189" calcext:value-type="float">
            <text:p>0.001890</text:p>
          </table:table-cell>
          <table:table-cell table:style-name="ce5" office:value-type="float" office:value="0.001795" calcext:value-type="float">
            <text:p>0.001795</text:p>
          </table:table-cell>
          <table:table-cell table:style-name="ce5" office:value-type="float" office:value="0.002271" calcext:value-type="float">
            <text:p>0.002271</text:p>
          </table:table-cell>
          <table:table-cell table:style-name="ce5" office:value-type="float" office:value="0.002202" calcext:value-type="float">
            <text:p>0.0022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float" office:value="0.001739" calcext:value-type="float">
            <text:p>0.001739</text:p>
          </table:table-cell>
          <table:table-cell table:style-name="ce5" office:value-type="float" office:value="0.00153" calcext:value-type="float">
            <text:p>0.001530</text:p>
          </table:table-cell>
          <table:table-cell table:style-name="ce5" office:value-type="float" office:value="0.00187" calcext:value-type="float">
            <text:p>0.001870</text:p>
          </table:table-cell>
          <table:table-cell table:style-name="ce5" office:value-type="float" office:value="0.001805" calcext:value-type="float">
            <text:p>0.001805</text:p>
          </table:table-cell>
          <table:table-cell table:style-name="ce5" office:value-type="float" office:value="0.002276" calcext:value-type="float">
            <text:p>0.002276</text:p>
          </table:table-cell>
          <table:table-cell table:style-name="ce5" office:value-type="float" office:value="0.002422" calcext:value-type="float">
            <text:p>0.00242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float" office:value="0.001735" calcext:value-type="float">
            <text:p>0.001735</text:p>
          </table:table-cell>
          <table:table-cell table:style-name="ce5" office:value-type="float" office:value="0.001584" calcext:value-type="float">
            <text:p>0.001584</text:p>
          </table:table-cell>
          <table:table-cell table:style-name="ce5" office:value-type="float" office:value="0.001852" calcext:value-type="float">
            <text:p>0.001852</text:p>
          </table:table-cell>
          <table:table-cell table:style-name="ce5" office:value-type="float" office:value="0.001701" calcext:value-type="float">
            <text:p>0.001701</text:p>
          </table:table-cell>
          <table:table-cell table:style-name="ce5" office:value-type="float" office:value="0.002393" calcext:value-type="float">
            <text:p>0.002393</text:p>
          </table:table-cell>
          <table:table-cell table:style-name="ce5" office:value-type="float" office:value="0.002232" calcext:value-type="float">
            <text:p>0.00223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float" office:value="0.001731" calcext:value-type="float">
            <text:p>0.001731</text:p>
          </table:table-cell>
          <table:table-cell table:style-name="ce5" office:value-type="float" office:value="0.001567" calcext:value-type="float">
            <text:p>0.001567</text:p>
          </table:table-cell>
          <table:table-cell table:style-name="ce5" office:value-type="float" office:value="0.001778" calcext:value-type="float">
            <text:p>0.001778</text:p>
          </table:table-cell>
          <table:table-cell table:style-name="ce5" office:value-type="float" office:value="0.001822" calcext:value-type="float">
            <text:p>0.001822</text:p>
          </table:table-cell>
          <table:table-cell table:style-name="ce5" office:value-type="float" office:value="0.002388" calcext:value-type="float">
            <text:p>0.002388</text:p>
          </table:table-cell>
          <table:table-cell table:style-name="ce5" office:value-type="float" office:value="0.002192" calcext:value-type="float">
            <text:p>0.0021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float" office:value="0.001695" calcext:value-type="float">
            <text:p>0.001695</text:p>
          </table:table-cell>
          <table:table-cell table:style-name="ce5" office:value-type="float" office:value="0.001602" calcext:value-type="float">
            <text:p>0.001602</text:p>
          </table:table-cell>
          <table:table-cell table:style-name="ce5" office:value-type="float" office:value="0.001857" calcext:value-type="float">
            <text:p>0.001857</text:p>
          </table:table-cell>
          <table:table-cell table:style-name="ce5" office:value-type="float" office:value="0.001824" calcext:value-type="float">
            <text:p>0.001824</text:p>
          </table:table-cell>
          <table:table-cell table:style-name="ce5" office:value-type="float" office:value="0.002275" calcext:value-type="float">
            <text:p>0.002275</text:p>
          </table:table-cell>
          <table:table-cell table:style-name="ce5" office:value-type="float" office:value="0.002219" calcext:value-type="float">
            <text:p>0.00221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float" office:value="0.001629" calcext:value-type="float">
            <text:p>0.001629</text:p>
          </table:table-cell>
          <table:table-cell table:style-name="ce5" office:value-type="float" office:value="0.001515" calcext:value-type="float">
            <text:p>0.001515</text:p>
          </table:table-cell>
          <table:table-cell table:style-name="ce9" table:number-columns-repeated="3"/>
          <table:table-cell table:style-name="ce9" office:value-type="float" office:value="0.002197" calcext:value-type="float">
            <text:p>0.00219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float" office:value="0.001642" calcext:value-type="float">
            <text:p>0.001642</text:p>
          </table:table-cell>
          <table:table-cell table:style-name="ce5" office:value-type="float" office:value="0.00154" calcext:value-type="float">
            <text:p>0.001540</text:p>
          </table:table-cell>
          <table:table-cell table:style-name="ce5" table:number-columns-repeated="3"/>
          <table:table-cell table:style-name="ce5" office:value-type="float" office:value="0.002244" calcext:value-type="float">
            <text:p>0.00224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float" office:value="0.00161" calcext:value-type="float">
            <text:p>0.001610</text:p>
          </table:table-cell>
          <table:table-cell table:style-name="ce5" office:value-type="float" office:value="0.001462" calcext:value-type="float">
            <text:p>0.001462</text:p>
          </table:table-cell>
          <table:table-cell table:style-name="ce5" table:number-columns-repeated="3"/>
          <table:table-cell table:style-name="ce5" office:value-type="float" office:value="0.002147" calcext:value-type="float">
            <text:p>0.00214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float" office:value="0.001637" calcext:value-type="float">
            <text:p>0.001637</text:p>
          </table:table-cell>
          <table:table-cell table:style-name="ce5" office:value-type="float" office:value="0.001545" calcext:value-type="float">
            <text:p>0.001545</text:p>
          </table:table-cell>
          <table:table-cell table:style-name="ce5" table:number-columns-repeated="3"/>
          <table:table-cell table:style-name="ce5" office:value-type="float" office:value="0.002195" calcext:value-type="float">
            <text:p>0.00219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float" office:value="0.001701" calcext:value-type="float">
            <text:p>0.001701</text:p>
          </table:table-cell>
          <table:table-cell table:style-name="ce5" office:value-type="float" office:value="0.001546" calcext:value-type="float">
            <text:p>0.001546</text:p>
          </table:table-cell>
          <table:table-cell table:style-name="ce5" table:number-columns-repeated="3"/>
          <table:table-cell table:style-name="ce5" office:value-type="float" office:value="0.002334" calcext:value-type="float">
            <text:p>0.00233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float" office:value="0.001654" calcext:value-type="float">
            <text:p>0.001654</text:p>
          </table:table-cell>
          <table:table-cell table:style-name="ce5" office:value-type="float" office:value="0.001524" calcext:value-type="float">
            <text:p>0.001524</text:p>
          </table:table-cell>
          <table:table-cell table:style-name="ce5" table:number-columns-repeated="3"/>
          <table:table-cell table:style-name="ce5" office:value-type="float" office:value="0.002146" calcext:value-type="float">
            <text:p>0.00214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float" office:value="0.001584" calcext:value-type="float">
            <text:p>0.001584</text:p>
          </table:table-cell>
          <table:table-cell table:style-name="ce5" office:value-type="float" office:value="0.001487" calcext:value-type="float">
            <text:p>0.001487</text:p>
          </table:table-cell>
          <table:table-cell table:style-name="ce5" table:number-columns-repeated="3"/>
          <table:table-cell table:style-name="ce5" office:value-type="float" office:value="0.002216" calcext:value-type="float">
            <text:p>0.00221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office:value-type="float" office:value="0.001647" calcext:value-type="float">
            <text:p>0.001647</text:p>
          </table:table-cell>
          <table:table-cell table:style-name="ce5" office:value-type="float" office:value="0.001562" calcext:value-type="float">
            <text:p>0.001562</text:p>
          </table:table-cell>
          <table:table-cell table:style-name="ce5" table:number-columns-repeated="3"/>
          <table:table-cell table:style-name="ce5" office:value-type="float" office:value="0.002265" calcext:value-type="float">
            <text:p>0.00226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float" office:value="0.001574" calcext:value-type="float">
            <text:p>0.001574</text:p>
          </table:table-cell>
          <table:table-cell table:style-name="ce5" office:value-type="float" office:value="0.001635" calcext:value-type="float">
            <text:p>0.001635</text:p>
          </table:table-cell>
          <table:table-cell table:style-name="ce5" table:number-columns-repeated="3"/>
          <table:table-cell table:style-name="ce5" office:value-type="float" office:value="0.002362" calcext:value-type="float">
            <text:p>0.002362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6" office:value-type="float" office:value="0.001618" calcext:value-type="float">
            <text:p>0.001618</text:p>
          </table:table-cell>
          <table:table-cell table:style-name="ce6" office:value-type="float" office:value="0.001552" calcext:value-type="float">
            <text:p>0.001552</text:p>
          </table:table-cell>
          <table:table-cell table:style-name="ce6" table:number-columns-repeated="3"/>
          <table:table-cell table:style-name="ce6" office:value-type="float" office:value="0.002277" calcext:value-type="float">
            <text:p>0.002277</text:p>
          </table:table-cell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7" table:number-columns-repeated="5"/>
          <table:table-cell table:style-name="ce7" office:value-type="float" office:value="0.002254" calcext:value-type="float">
            <text:p>0.00225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0.002367" calcext:value-type="float">
            <text:p>0.00236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0.002198" calcext:value-type="float">
            <text:p>0.00219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0.002354" calcext:value-type="float">
            <text:p>0.00235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0.002251" calcext:value-type="float">
            <text:p>0.00225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0.00229" calcext:value-type="float">
            <text:p>0.0022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0.002223" calcext:value-type="float">
            <text:p>0.00222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0.002353" calcext:value-type="float">
            <text:p>0.00235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0.002534" calcext:value-type="float">
            <text:p>0.002534</text:p>
          </table:table-cell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table:number-columns-repeated="5"/>
          <table:table-cell table:style-name="ce4" office:value-type="float" office:value="0.002302" calcext:value-type="float">
            <text:p>0.00230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22:03:21.938604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8T10:19:49.124991456</dc:date>
    <meta:editing-duration>PT11H19M39S</meta:editing-duration>
    <meta:editing-cycles>3</meta:editing-cycles>
    <meta:generator>LibreOffice/6.4.7.2$Linux_X86_64 LibreOffice_project/40$Build-2</meta:generator>
    <meta:document-statistic meta:table-count="1" meta:cell-count="237" meta:object-count="0"/>
  </office:meta>
</office:document-meta>
</file>